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5.501cm" table:align="margins" style:writing-mode="lr-tb"/>
    </style:style>
    <style:style style:name="Таблица3.A" style:family="table-column">
      <style:table-column-properties style:column-width="6.064cm" style:rel-column-width="25638*"/>
    </style:style>
    <style:style style:name="Таблица3.B" style:family="table-column">
      <style:table-column-properties style:column-width="9.437cm" style:rel-column-width="39897*"/>
    </style:style>
    <style:style style:name="Таблица3.A1" style:family="table-cell">
      <style:table-cell-properties fo:padding="0.097cm" fo:border="none"/>
    </style:style>
    <style:style style:name="Таблица3.4" style:family="table-row">
      <style:table-row-properties style:keep-together="false" fo:keep-together="always"/>
    </style:style>
    <style:style style:name="Таблица4" style:family="table">
      <style:table-properties style:width="15.501cm" table:align="margins" style:writing-mode="lr-tb"/>
    </style:style>
    <style:style style:name="Таблица4.A" style:family="table-column">
      <style:table-column-properties style:column-width="6.1cm" style:rel-column-width="25785*"/>
    </style:style>
    <style:style style:name="Таблица4.B" style:family="table-column">
      <style:table-column-properties style:column-width="9.402cm" style:rel-column-width="39750*"/>
    </style:style>
    <style:style style:name="Таблица4.A1" style:family="table-cell">
      <style:table-cell-properties fo:padding="0.097cm" fo:border="none"/>
    </style:style>
    <style:style style:name="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Текст_20_абазца">
      <style:text-properties fo:language="ru" fo:country="RU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Verdana" fo:font-size="48pt" fo:language="en" fo:country="US" fo:font-style="italic" fo:font-weight="bold" style:font-size-asian="48pt" style:font-style-asian="italic" style:font-weight-asian="bold" style:font-name-complex="Courier New" style:font-style-complex="italic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Verdana" fo:font-size="14pt" fo:language="en" fo:country="US" fo:font-style="italic" fo:font-weight="bold" style:font-size-asian="16.7999992370605pt" style:font-style-asian="italic" style:font-weight-asian="bold" style:font-name-complex="Courier New" style:font-size-complex="16.7999992370605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 style:writing-mode="lr-tb"/>
      <style:text-properties style:font-name="Verdana" fo:font-size="54pt" fo:language="en" fo:country="US" fo:font-style="italic" fo:font-weight="bold" style:font-size-asian="54pt" style:font-style-asian="italic" style:font-weight-asian="bold" style:font-name-complex="Courier New" style:font-size-complex="54pt" style:font-style-complex="italic" style:font-weight-complex="bold"/>
    </style:style>
    <style:style style:name="P8" style:family="paragraph" style:parent-style-name="Text_20_body">
      <style:paragraph-properties fo:text-align="center" style:justify-single-word="false" style:writing-mode="lr-tb"/>
      <style:text-properties style:font-name="Georgia" fo:font-size="24pt" fo:font-weight="bold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 style:writing-mode="lr-tb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Georgia" fo:font-size="18pt" style:text-underline-style="none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Georgia" fo:font-size="22pt" fo:font-style="italic" fo:font-weight="bold" style:font-size-asian="2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Georgia" fo:font-size="14pt" fo:font-style="italic" fo:font-weight="bold" style:font-size-asian="16.7999992370605pt" style:font-style-asian="italic" style:font-weight-asian="bold" style:font-size-complex="16.7999992370605pt" style:font-style-complex="italic" style:font-weight-complex="bold"/>
    </style:style>
    <style:style style:name="P14" style:family="paragraph" style:parent-style-name="Standard">
      <style:paragraph-properties fo:text-align="center" style:justify-single-word="false" style:writing-mode="lr-tb"/>
    </style:style>
    <style:style style:name="P15" style:family="paragraph" style:parent-style-name="Text_20_body">
      <style:paragraph-properties fo:margin-left="2.425cm" fo:margin-right="0cm" fo:text-align="start" style:justify-single-word="false" fo:text-indent="0cm" style:auto-text-indent="false" style:writing-mode="lr-tb"/>
      <style:text-properties style:font-name="Georgia"/>
    </style:style>
    <style:style style:name="P16" style:family="paragraph" style:parent-style-name="Text_20_body">
      <style:paragraph-properties fo:margin-left="0.034cm" fo:margin-right="0cm" fo:text-align="center" style:justify-single-word="false" fo:text-indent="0cm" style:auto-text-indent="false" style:writing-mode="lr-tb"/>
      <style:text-properties style:font-name="Georgia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center" style:justify-single-word="false" fo:break-before="page" style:writing-mode="lr-tb"/>
    </style:style>
    <style:style style:name="P18" style:family="paragraph" style:parent-style-name="Текст_20_абазца">
      <style:paragraph-properties fo:margin-left="0.88cm" fo:margin-right="0.025cm" fo:text-indent="0.021cm" style:auto-text-indent="false"/>
    </style:style>
    <style:style style:name="P19" style:family="paragraph" style:parent-style-name="Текст_20_абазца">
      <style:paragraph-properties fo:margin-left="0.88cm" fo:margin-right="0.025cm" fo:text-align="start" style:justify-single-word="false" fo:text-indent="0.021cm" style:auto-text-indent="false"/>
    </style:style>
    <style:style style:name="P20" style:family="paragraph" style:parent-style-name="Текст_20_абазца">
      <style:paragraph-properties fo:margin-left="0.88cm" fo:margin-right="0.025cm" fo:orphans="2" fo:widows="2" fo:hyphenation-ladder-count="no-limit" fo:text-indent="0.021cm" style:auto-text-indent="false" style:writing-mode="lr-tb"/>
      <style:text-properties fo:hyphenate="true" fo:hyphenation-remain-char-count="2" fo:hyphenation-push-char-count="2"/>
    </style:style>
    <style:style style:name="P21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22" style:family="paragraph" style:parent-style-name="Текст_20_абазца">
      <style:paragraph-properties fo:margin-left="0.351cm" fo:margin-right="0.189cm" fo:text-indent="0cm" style:auto-text-indent="false"/>
    </style:style>
    <style:style style:name="P23" style:family="paragraph" style:parent-style-name="Текст_20_абазца">
      <style:paragraph-properties fo:margin-left="0.351cm" fo:margin-right="0.189cm" fo:text-align="start" style:justify-single-word="false" fo:text-indent="0cm" style:auto-text-indent="false"/>
    </style:style>
    <style:style style:name="P24" style:family="paragraph" style:parent-style-name="Текст_20_абазца" style:master-page-name="">
      <style:paragraph-properties fo:orphans="2" style:page-number="auto"/>
    </style:style>
    <style:style style:name="P25" style:family="paragraph" style:parent-style-name="Текст_20_абазца">
      <style:paragraph-properties fo:margin-left="0.379cm" fo:margin-right="0.03cm" fo:text-indent="0.019cm" style:auto-text-indent="false"/>
    </style:style>
    <style:style style:name="P26" style:family="paragraph" style:parent-style-name="Текст_20_абазца">
      <style:paragraph-properties fo:margin-left="0.379cm" fo:margin-right="0.03cm" fo:text-align="start" style:justify-single-word="false" fo:text-indent="0.019cm" style:auto-text-indent="false"/>
    </style:style>
    <style:style style:name="P27" style:family="paragraph" style:parent-style-name="Text_20_body">
      <style:paragraph-properties fo:margin-left="4.955cm" fo:margin-right="0cm" fo:text-align="start" style:justify-single-word="false" fo:text-indent="0cm" style:auto-text-indent="false" style:writing-mode="lr-tb"/>
      <style:text-properties style:font-name="Verdana" fo:font-size="40pt" fo:language="en" fo:country="US" fo:font-style="italic" fo:font-weight="bold" style:font-size-asian="42pt" style:font-style-asian="italic" style:font-weight-asian="bold" style:font-name-complex="Courier New" style:font-size-complex="48pt" style:font-style-complex="italic" style:font-weight-complex="bold"/>
    </style:style>
    <style:style style:name="P28" style:family="paragraph" style:parent-style-name="Текст_20_абазца">
      <style:paragraph-properties fo:margin-top="0.711cm" fo:margin-bottom="0.21cm" style:writing-mode="lr-tb"/>
    </style:style>
    <style:style style:name="P29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style:font-name="Verdana" fo:font-size="60pt" fo:language="en" fo:country="US" fo:font-style="italic" fo:font-weight="bold" style:font-size-asian="60pt" style:font-style-asian="italic" style:font-weight-asian="bold" style:font-name-complex="Courier New" style:font-size-complex="60pt" style:font-style-complex="italic" style:font-weight-complex="bold"/>
    </style:style>
    <style:style style:name="P30" style:family="paragraph" style:parent-style-name="Heading_20_2" style:master-page-name="Right_20_Page">
      <style:paragraph-properties style:page-number="auto"/>
    </style:style>
    <style:style style:name="P31" style:family="paragraph" style:parent-style-name="Heading_20_3">
      <style:text-properties fo:language="ru" fo:country="RU"/>
    </style:style>
    <style:style style:name="P32" style:family="paragraph" style:parent-style-name="Текст_20_абазца">
      <style:paragraph-properties fo:margin-left="1.205cm" fo:margin-right="0.189cm" fo:text-indent="0cm" style:auto-text-indent="false" style:snap-to-layout-grid="false"/>
    </style:style>
    <style:style style:name="P33" style:family="paragraph" style:parent-style-name="Исходный_20_код">
      <style:paragraph-properties>
        <style:tab-stops>
          <style:tab-stop style:position="0.265cm"/>
        </style:tab-stops>
      </style:paragraph-properties>
    </style:style>
    <style:style style:name="P34" style:family="paragraph" style:parent-style-name="Исходный_20_код">
      <style:text-properties fo:language="en" fo:country="US"/>
    </style:style>
    <style:style style:name="P35" style:family="paragraph" style:parent-style-name="Исходный_20_код">
      <style:text-properties fo:language="ru" fo:country="RU"/>
    </style:style>
    <style:style style:name="P36" style:family="paragraph" style:parent-style-name="Исходный_20_код">
      <style:paragraph-properties fo:margin-left="-0.979cm" fo:margin-right="-0.425cm" fo:text-indent="0cm" style:auto-text-indent="false">
        <style:tab-stops>
          <style:tab-stop style:position="0.529cm"/>
          <style:tab-stop style:position="0.914cm"/>
          <style:tab-stop style:position="1.226cm"/>
        </style:tab-stops>
      </style:paragraph-properties>
    </style:style>
    <style:style style:name="P37" style:family="paragraph" style:parent-style-name="Название_20_объекта">
      <style:paragraph-properties fo:margin-left="0.88cm" fo:margin-right="0.025cm" fo:orphans="2" fo:widows="2" fo:hyphenation-ladder-count="no-limit" fo:text-indent="0.021cm" style:auto-text-indent="false" style:writing-mode="lr-tb"/>
      <style:text-properties fo:language="ru" fo:country="RU" fo:hyphenate="true" fo:hyphenation-remain-char-count="2" fo:hyphenation-push-char-count="2"/>
    </style:style>
    <style:style style:name="P38" style:family="paragraph" style:parent-style-name="Numbering_20_1" style:list-style-name="L1"/>
    <style:style style:name="T1" style:family="text">
      <style:text-properties style:font-name="Courier New" fo:font-style="italic" fo:font-weight="bold" style:font-style-asian="italic" style:font-weight-asian="bold" style:font-name-complex="Courier New" style:font-style-complex="italic" style:font-weight-complex="bold"/>
    </style:style>
    <style:style style:name="T2" style:family="text">
      <style:text-properties style:font-name="Courier New" fo:language="ru" fo:country="RU" fo:font-style="italic" fo:font-weight="bold" style:font-style-asian="italic" style:font-weight-asian="bold" style:font-name-complex="Courier New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style:font-name="Arial Black" fo:font-size="22pt" style:font-size-asian="22pt"/>
    </style:style>
    <style:style style:name="T5" style:family="text">
      <style:text-properties style:font-name="Arial Black" fo:font-size="22pt" fo:language="en" fo:country="US" style:font-size-asian="22pt"/>
    </style:style>
    <style:style style:name="T6" style:family="text">
      <style:text-properties fo:language="ru" fo:country="RU"/>
    </style:style>
    <style:style style:name="T7" style:family="text">
      <style:text-properties style:font-name="Arial1" fo:language="ru" fo:country="RU"/>
    </style:style>
    <style:style style:name="T8" style:family="text">
      <style:text-properties style:use-window-font-color="true" style:font-name-asian="Times New Roman" style:language-complex="ar" style:country-complex="SA"/>
    </style:style>
    <style:style style:name="T9" style:family="text">
      <style:text-properties style:use-window-font-color="true" fo:language="en" fo:country="US" style:font-name-asian="Times New Roman" style:language-complex="ar" style:country-complex="SA"/>
    </style:style>
    <style:style style:name="T10" style:family="text">
      <style:text-properties style:use-window-font-color="true" fo:language="ru" fo:country="RU" style:font-name-asian="Times New Roman" style:language-complex="ar" style:country-complex="SA"/>
    </style:style>
    <style:style style:name="T11" style:family="text">
      <style:text-properties style:use-window-font-color="true" style:font-name="Courier New1" fo:language="en" fo:country="US" style:font-name-asian="Times New Roman" style:language-complex="ar" style:country-complex="SA"/>
    </style:style>
    <style:style style:name="T12" style:family="text">
      <style:text-properties style:use-window-font-color="true" style:font-name="Courier New1" fo:language="ru" fo:country="RU" style:font-name-asian="Times New Roman" style:language-complex="ar" style:country-complex="SA"/>
    </style:style>
    <style:style style:name="T1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fo:color="#000000" style:font-name-asian="Monospace"/>
    </style:style>
    <style:style style:name="T15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p text:style-name="P29"/>
      <text:p text:style-name="P7">Cortex-M3/IAR</text:p>
      <text:p text:style-name="P6"/>
      <text:p text:style-name="P5"/>
      <text:p text:style-name="P27">scmRTOS</text:p>
      <text:p text:style-name="P15"/>
      <text:p text:style-name="P8">ОПЕРАЦИОННАЯ СИСТЕМА</text:p>
      <text:p text:style-name="P8">РЕАЛЬНОГО ВРЕМЕНИ</text:p>
      <text:p text:style-name="P9"/>
      <text:p text:style-name="P9"/>
      <text:p text:style-name="P10">для однокристальных</text:p>
      <text:p text:style-name="P10">микроконтроллеров</text:p>
      <text:p text:style-name="P11"/>
      <text:p text:style-name="P16"><text:span text:style-name="T3">Version</text:span> <text:span text:style-name="T3">4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<text:span text:style-name="T4">2003-20</text:span><text:span text:style-name="T5">11</text:span></text:p>
      <text:p text:style-name="P17"/>
      <text:h text:style-name="P30" text:outline-level="2">Общие сведения</text:h>
      <text:p text:style-name="Текст_20_абазца"><text:span text:style-name="Имя_20_собственное">Cortex-M3</text:span><text:span text:style-name="T6"> — это новое 32-разрядное ARM RISC ядро с гарвардской архитектурой. Микроконтроллеры на основе этого ядра выпускается многими фирмами (ST Microelectronics, NXP, TI и др.), что позволяет разработчику выбрать наиболее подходящий микроконтроллер. В отличие от прежних ядер ARM, в ядре </text:span><text:span text:style-name="Имя_20_собственное">Cortex-M3</text:span><text:span text:style-name="T6"> стандартизовано не только ЦПУ, но и контроллер прерываний, системный таймер и карта памяти. Это позволяет использовать данный порт на контроллере любого производителя практически без изменений. Ядро разработано с учётом возможного применения операционных систем, и потому идеально подходит для </text:span><text:span text:style-name="T2">scmRTOS</text:span><text:span text:style-name="T6">.</text:span></text:p>
      <text:p text:style-name="Текст_20_абазца">Данный порт предназначен для использования совместно с программным пакетом <text:span text:style-name="Имя_20_собственное">EWARM</text:span> фирмы <text:span text:style-name="Имя_20_собственное">IAR Systems</text:span>.</text:p>
      <text:p text:style-name="Текст_20_абазца">В конце настоящего документа будет приведён пример настройки приложения для использования его с портом.</text:p>
      <text:h text:style-name="Heading_20_2" text:outline-level="2">Объекты портирования</text:h>
      <text:p text:style-name="Текст_20_абазца">Ниже приведены значения (с краткими <text:span text:style-name="T6">пояснениями</text:span><text:span text:style-name="T3">)</text:span> макросов, типов и прочих объектов портирования. Более подробно <text:span text:style-name="T6">об объектах портирования</text:span> – см документацию на <text:span text:style-name="T1">scmRTOS</text:span>, глава «Порты».</text:p>
      <text:h text:style-name="Heading_20_3" text:outline-level="3">Макросы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"><text:span text:style-name="Мнемоника"><text:span text:style-name="T7">Название</text:span></text:span></text:p>
          </table:table-cell>
          <table:table-cell table:style-name="Таблица3.A1" office:value-type="string">
            <text:p text:style-name="P32"><text:span text:style-name="Мнемоника"><text:span text:style-name="T7">Значение</text:span></text:span><text:span text:style-name="Мнемоника"><text:span text:style-name="T7"><text:note text:id="ftn1" text:note-class="footnote"><text:note-citation>1</text:note-citation><text:note-body><text:p text:style-name="Footnote"><text:s/>Если значение макроса пусто, то для обозначения этого используется тег <text:span text:style-name="T3">&lt;None&gt;.</text:span></text:p></text:note-body></text:note></text:span>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INLINE</text:span></text:p>
          </table:table-cell>
          <table:table-cell table:style-name="Таблица3.A1" office:value-type="string">
            <text:p text:style-name="P32"><text:span text:style-name="Мнемоника">_Pragma("inline=forced") inline</text:span></text:p>
          </table:table-cell>
        </table:table-row>
        <text:soft-page-break/>
        <table:table-row>
          <table:table-cell table:style-name="Таблица3.A1" office:value-type="string">
            <text:p text:style-name="P25"><text:span text:style-name="Мнемоника">OS_PROCESS</text:span></text:p>
          </table:table-cell>
          <table:table-cell table:style-name="Таблица3.A1" office:value-type="string">
            <text:p text:style-name="P32"><text:span text:style-name="Мнемоника">&lt;None&gt;</text:span></text:p>
          </table:table-cell>
        </table:table-row>
        <table:table-row table:style-name="Таблица3.4">
          <table:table-cell table:style-name="Таблица3.A1" office:value-type="string">
            <text:p text:style-name="P25"><text:span text:style-name="Мнемоника">OS_INTERRUPT</text:span></text:p>
          </table:table-cell>
          <table:table-cell table:style-name="Таблица3.A1" office:value-type="string">
            <text:p text:style-name="P32"><text:span text:style-name="Мнемоника">&lt;None&gt;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DUMMY_INSTR()</text:span></text:p>
          </table:table-cell>
          <table:table-cell table:style-name="Таблица3.A1" office:value-type="string">
            <text:p text:style-name="P32"><text:span text:style-name="Мнемоника">__no_operation()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YS_TIMER_CRIT_SECT()</text:span></text:p>
          </table:table-cell>
          <table:table-cell table:style-name="Таблица3.A1" office:value-type="string">
            <text:p text:style-name="P32"><text:span text:style-name="Мнемоника">TCritSect cs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SEPARATE_RETURN_STACK</text:span></text:p>
          </table:table-cell>
          <table:table-cell table:style-name="Таблица3.A1" office:value-type="string">
            <text:p text:style-name="P32"><text:span text:style-name="Мнемоника">0</text:span></text:p>
          </table:table-cell>
        </table:table-row>
        <table:table-row>
          <table:table-cell table:style-name="Таблица3.A1" office:value-type="string">
            <text:p text:style-name="P25"><text:span text:style-name="Мнемоника">ENABLE_NESTED_INTERRUPTS</text:span></text:p>
          </table:table-cell>
          <table:table-cell table:style-name="Таблица3.A1" office:value-type="string">
            <text:p text:style-name="P32"><text:span text:style-name="Мнемоника">&lt;None&gt;</text:span></text:p>
          </table:table-cell>
        </table:table-row>
      </table:table>
      <text:p text:style-name="Текст_20_абазца">Поскольку <text:span text:style-name="Имя_20_собственное">Cortex-M3</text:span> поддерживает вложенные прерывания на аппаратном уровне, макрос <text:span text:style-name="Мнемоника">SYS_TIMER_CRIT_SECT() </text:span>содержит создание объекта - критической секции. Соответственно, макрос <text:span text:style-name="Мнемоника">ENABLE_NESTED_INTERRUPTS</text:span> пуст. Этот макрос используется в обработчике прерываний системного таймера, если вложенные прерывания в обработчике системного таймера разрешены (конфигурационный макрос <text:span text:style-name="Мнемоника">scmRTOS_SYSTIMER_NEST_INTS_ENABLE == 1</text:span>).</text:p>
      <text:p text:style-name="P28"><text:s/>Порт не поддерживает отдельный стек для адресов возвратов, поэтому макрос <text:span text:style-name="Мнемоника">SEPARATE_RETURN_STACK</text:span> равен нулю.</text:p>
      <text:h text:style-name="P31" text:outline-level="3">Псевдонимы типов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9"><text:span text:style-name="Мнемоника"><text:span text:style-name="T7">Название</text:span></text:span></text:p>
          </table:table-cell>
          <table:table-cell table:style-name="Таблица4.A1" office:value-type="string">
            <text:p text:style-name="P23"><text:span text:style-name="Мнемоника"><text:span text:style-name="T7">Значение</text:span></text:span></text:p>
          </table:table-cell>
        </table:table-row>
        <table:table-row>
          <table:table-cell table:style-name="Таблица4.A1" office:value-type="string">
            <text:p text:style-name="P18"><text:span text:style-name="Мнемоника">stack_item_t</text:span></text:p>
          </table:table-cell>
          <table:table-cell table:style-name="Таблица4.A1" office:value-type="string">
            <text:p text:style-name="P22"><text:span text:style-name="Мнемоника">uint</text:span><text:span text:style-name="Мнемоника">32</text:span><text:span text:style-name="Мнемоника">_t</text:span></text:p>
          </table:table-cell>
        </table:table-row>
        <table:table-row>
          <table:table-cell table:style-name="Таблица4.A1" office:value-type="string">
            <text:p text:style-name="P20"><text:span text:style-name="Мнемоника"><text:span text:style-name="T8">status_reg_t</text:span></text:span></text:p>
          </table:table-cell>
          <table:table-cell table:style-name="Таблица4.A1" office:value-type="string">
            <text:p text:style-name="P22"><text:span text:style-name="Мнемоника">uint</text:span><text:span text:style-name="Мнемоника">32</text:span><text:span text:style-name="Мнемоника">_t</text:span></text:p>
          </table:table-cell>
        </table:table-row>
      </table:table>
      <text:h text:style-name="Heading_20_3" text:outline-level="3">Пользовательские типы</text:h>
      <text:p text:style-name="P24">Класс-«обёртка» критической секции – см «<text:span text:style-name="Ссылка_20_на_20_название"><text:sequence-ref text:reference-format="text" text:ref-name="refЛистинг0">Листинг 1 – TCritSect</text:sequence-ref></text:span>». <text:span text:style-name="T10">Тут никаких нюансов нет, всё достаточно прозрачно – в конструкторе сохраняется состояние статусного регистра, который помимо всего прочего и управляет </text:span><text:span text:style-name="T10">прерываниями, затем прерывания </text:span><text:span text:style-name="T10">запрещаются, в деструкторе – значение статусного <text:s/></text:span><text:span text:style-name="T10">регистра восстанавливается. Таким образом, от точки создания объекта и до точки </text:span><text:span text:style-name="T10">уничтожения прерывания процессора оказываются запрещёнными.</text:span></text:p>
      <text:list xml:id="list31516006" text:style-name="WW8Num5">
        <text:list-item>
          <text:p text:style-name="P33"><text:soft-page-break/>class TCritSect</text:p>
        </text:list-item>
        <text:list-item>
          <text:p text:style-name="P33">{</text:p>
        </text:list-item>
        <text:list-item>
          <text:p text:style-name="P33">public:</text:p>
        </text:list-item>
        <text:list-item>
          <text:p text:style-name="P33"><text:s text:c="4"/>INLINE TCritSect () </text:p>
        </text:list-item>
        <text:list-item>
          <text:p text:style-name="P33"><text:s text:c="8"/>: StatusReg(__get_interrupt_state()) { __disable_interrupt(); }</text:p>
        </text:list-item>
        <text:list-item>
          <text:p text:style-name="P33"><text:s text:c="4"/>INLINE ~TCritSect() { __set_interrupt_state(StatusReg); }</text:p>
        </text:list-item>
        <text:list-item>
          <text:p text:style-name="P33"/>
        </text:list-item>
        <text:list-item>
          <text:p text:style-name="P33">private:</text:p>
        </text:list-item>
        <text:list-item>
          <text:p text:style-name="P33"><text:s text:c="4"/>status_reg_t StatusReg;</text:p>
        </text:list-item>
        <text:list-item>
          <text:p text:style-name="P33">};</text:p>
        </text:list-item>
      </text:list>
      <text:p text:style-name="Название_20_объекта"><text:span text:style-name="НазваниеОбъекта"><text:span text:style-name="T10">Листинг </text:span></text:span><text:span text:style-name="НазваниеОбъекта"><text:span text:style-name="T9"><text:sequence text:ref-name="refЛистинг0" text:name="Листинг" text:formula="ooow:Листинг+1" style:num-format="1">1</text:sequence></text:span></text:span><text:span text:style-name="НазваниеОбъекта"><text:span text:style-name="T9"> </text:span></text:span><text:span text:style-name="T9">–</text:span><text:span text:style-name="T9"> </text:span><text:span text:style-name="T11">TCritSect</text:span></text:p>
      <text:p text:style-name="P20"><text:span text:style-name="T10">Класс-«обёртка»</text:span><text:span text:style-name="Мнемоника"><text:span text:style-name="T8"> TISRW </text:span></text:span>предназначен для упрощения определения обработчиков прерываний, в которых используются сервисы ОС, см «<text:span text:style-name="Ссылка_20_на_20_название"><text:sequence-ref text:reference-format="text" text:ref-name="refЛистинг1">Листинг 2 – TISRW</text:sequence-ref></text:span>».</text:p>
      <text:list xml:id="list35483636" text:continue-list="list31516006" text:style-name="WW8Num5">
        <text:list-item text:start-value="1">
          <text:p text:style-name="Исходный_20_код">class TISRW <text:s text:c="47"/></text:p>
        </text:list-item>
        <text:list-item>
          <text:p text:style-name="Исходный_20_код">{ <text:s text:c="57"/></text:p>
        </text:list-item>
        <text:list-item>
          <text:p text:style-name="Исходный_20_код">public: <text:s text:c="51"/></text:p>
        </text:list-item>
        <text:list-item>
          <text:p text:style-name="Исходный_20_код"><text:s text:c="4"/>INLINE <text:s/>TISRW() <text:s/>{ isr_enter(); } <text:s text:c="21"/></text:p>
        </text:list-item>
        <text:list-item>
          <text:p text:style-name="Исходный_20_код"><text:s text:c="4"/>INLINE <text:s/>~TISRW() { isr_exit(); <text:s/>} <text:s text:c="21"/></text:p>
        </text:list-item>
        <text:list-item>
          <text:p text:style-name="Исходный_20_код"><text:s text:c="59"/></text:p>
        </text:list-item>
        <text:list-item>
          <text:p text:style-name="Исходный_20_код">private: <text:s text:c="50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nter() <text:s text:c="31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Kernel.ISR_NestCount++; <text:s text:c="27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<text:s text:c="4"/>INLINE void isr_exit() <text:s text:c="32"/></text:p>
        </text:list-item>
        <text:list-item>
          <text:p text:style-name="Исходный_20_код"><text:s text:c="4"/>{ <text:s text:c="53"/></text:p>
        </text:list-item>
        <text:list-item>
          <text:p text:style-name="Исходный_20_код"><text:s text:c="8"/>TCritSect cs;</text:p>
        </text:list-item>
        <text:list-item>
          <text:p text:style-name="Исходный_20_код"><text:s text:c="8"/>if(--Kernel.ISR_NestCount) return; <text:s text:c="16"/></text:p>
        </text:list-item>
        <text:list-item>
          <text:p text:style-name="Исходный_20_код"><text:s text:c="8"/>Kernel.sched_isr(); <text:s text:c="31"/></text:p>
        </text:list-item>
        <text:list-item>
          <text:p text:style-name="Исходный_20_код"><text:s text:c="4"/>} <text:s text:c="53"/></text:p>
        </text:list-item>
        <text:list-item>
          <text:p text:style-name="Исходный_20_код"><text:s text:c="4"/>//-----------------------------------------------------</text:p>
        </text:list-item>
        <text:list-item>
          <text:p text:style-name="Исходный_20_код">}; <text:s text:c="56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1" text:name="Листинг" text:formula="ooow:Листинг+1" style:num-format="1">2</text:sequence></text:span></text:span><text:span text:style-name="НазваниеОбъекта"><text:span text:style-name="T9"> </text:span></text:span><text:span text:style-name="НазваниеОбъекта"><text:span text:style-name="T9">–</text:span></text:span><text:span text:style-name="Мнемоника"><text:span text:style-name="T9"> </text:span></text:span><text:span text:style-name="Мнемоника"><text:span text:style-name="T11">T</text:span></text:span><text:span text:style-name="Мнемоника"><text:span text:style-name="T11">ISRW</text:span></text:span></text:p>
      <text:p text:style-name="P4">Использование: в обработчике прерываний объект этого класса должен быть объявлен до первого использования любого средства межпроцессного взаимодействия.</text:p>
      <text:p text:style-name="P4">В деструкторе объекта, который будет вызван при выходе из обработчика прерываний, вызывается планировщик, который при необходимости произведёт перепланирование процессов, и если в обработчике прерываний возникло событие, которое требует передачи управления соответствующему процессу для обработки, то этот процесс будет переведён в готовые к выполнению и произведено (по возможности) переключение контекстов.</text:p>
      <text:p text:style-name="Текст_20_абазца"><text:span text:style-name="T6">Порт </text:span><text:span text:style-name="Имя_20_собственное">Cortex-M3/IAR</text:span><text:span text:style-name="T3"> </text:span><text:span text:style-name="T6">использует отдельный стек для прерываний, то есть при входе в обработчик прерывания происходит переключение на отдельный стек. Такой </text:span><text:soft-page-break/><text:span text:style-name="T6">подход даёт экономию стеков процессов, т. к. в этом случае не нужно в стеках </text:span><text:span text:style-name="T3">процесcов</text:span><text:span text:style-name="T6"> резервировать пространство для работы обработчиков прерываний. В качестве области памяти, выделенной под стек прерываний, используется память, которая была стеком до старта ОС. Реализация этой возможности выполняется аппаратно ядром </text:span><text:span text:style-name="Имя_20_собственное">Cortex-M3</text:span><text:span text:style-name="T3">.</text:span></text:p>
      <text:p text:style-name="Текст_20_абазца"><text:span text:style-name="T6">Второй вариант — когда прерывания используют стеки процессов — не реализован в порте. Поэтому </text:span><text:span text:style-name="Мнемоника">TISRW_SS</text:span><text:span text:style-name="T3"> </text:span><text:span text:style-name="T6">и </text:span><text:span text:style-name="Мнемоника">TISRW</text:span> являются синонимами:</text:p>
      <text:list xml:id="list35490964" text:continue-list="list35483636" text:style-name="WW8Num5">
        <text:list-item text:start-value="1">
          <text:p text:style-name="Исходный_20_код">#define TISRW_SS TISRW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2" text:name="Листинг" text:formula="ooow:Листинг+1" style:num-format="1">3</text:sequence></text:span></text:span><text:span text:style-name="НазваниеОбъекта"><text:span text:style-name="T9"> –</text:span></text:span><text:span text:style-name="Мнемоника"><text:span text:style-name="T9"> </text:span></text:span><text:span text:style-name="Мнемоника"><text:span text:style-name="T11">TISRW_SS</text:span></text:span></text:p>
      <text:h text:style-name="Heading_20_3" text:outline-level="3">Системный таймер</text:h>
      <text:p text:style-name="Текст_20_абазца">Поскольку в спецификацию ядра <text:span text:style-name="Имя_20_собственное">Cortex</text:span><text:span text:style-name="Имя_20_собственное"><text:span text:style-name="T6">-</text:span></text:span><text:span text:style-name="Имя_20_собственное">M</text:span><text:span text:style-name="Имя_20_собственное"><text:span text:style-name="T6">3 </text:span></text:span>включен, в том числе и системный таймер <text:span text:style-name="Мнемоника">SysTick</text:span>, то его настройка выполняется портом. На уровне приложения пользователь определяет только частоту клока, подаваемого на таймер, и желаемую частоту таймерного прерывания. Это делается макросами <text:span text:style-name="Мнемоника">SYSTICKFREQ</text:span> и <text:span text:style-name="Мнемоника">SYSTICKINTRATE</text:span> в файле <text:span text:style-name="Мнемоника">scmRTOS</text:span><text:span text:style-name="Мнемоника"><text:span text:style-name="T6">_</text:span></text:span><text:span text:style-name="Мнемоника">TARGET</text:span><text:span text:style-name="Мнемоника"><text:span text:style-name="T6">_</text:span></text:span><text:span text:style-name="Мнемоника">CFG</text:span><text:span text:style-name="Мнемоника"><text:span text:style-name="T6">.</text:span></text:span><text:span text:style-name="Мнемоника">h</text:span>:</text:p>
      <text:list xml:id="list35498786" text:continue-list="list35490964" text:style-name="WW8Num5">
        <text:list-item text:start-value="1">
          <text:p text:style-name="Исходный_20_код">#define SYSTICKFREQ <text:s text:c="4"/>72000000</text:p>
        </text:list-item>
        <text:list-item>
          <text:p text:style-name="Исходный_20_код">#define SYSTICKINTRATE <text:s/>1000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8"><text:sequence text:ref-name="refЛистинг3" text:name="Листинг" text:formula="ooow:Листинг+1" style:num-format="1">4</text:sequence></text:span></text:span><text:span text:style-name="НазваниеОбъекта"><text:span text:style-name="T8"> –</text:span></text:span><text:span text:style-name="Мнемоника"><text:span text:style-name="T10"> </text:span></text:span><text:span text:style-name="Мнемоника"><text:span text:style-name="T12">Задание частоты системного таймера</text:span></text:span></text:p>
      <text:h text:style-name="Heading_20_3" text:outline-level="3">Порядок приоритетов</text:h>
      <text:p text:style-name="Текст_20_абазца"><text:span text:style-name="T6">Порт </text:span><text:span text:style-name="Имя_20_собственное">Cortex-M3/IAR</text:span><text:span text:style-name="T6"> поддерживает как прямой, так и обратный порядок приоритетов процессов. Но в силу того, что ядро имеет аппаратные средства поиска первого ненулевого бита в двоичном слове, то предпочтительным (в плане быстродействия и размера кода) является обратный порядок приоритетов, т.е. при конфигурировании системы (файл </text:span><text:span text:style-name="Мнемоника">scmRTOS_CONFIG.h</text:span><text:span text:style-name="T6">) необходимо указать:</text:span></text:p>
      <text:list xml:id="list35486445" text:continue-list="list35498786" text:style-name="WW8Num5">
        <text:list-item text:start-value="1">
          <text:p text:style-name="Исходный_20_код">#define scmRTOS_PRIORITY_ORDER <text:s/>1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8"><text:sequence text:ref-name="refЛистинг7" text:name="Листинг" text:formula="ooow:Листинг+1" style:num-format="1">5</text:sequence></text:span></text:span><text:span text:style-name="НазваниеОбъекта"><text:span text:style-name="T8"> –</text:span></text:span><text:span text:style-name="Мнемоника"><text:span text:style-name="T10"> </text:span></text:span><text:span text:style-name="Мнемоника"><text:span text:style-name="T12">Задание порядка приоритетов</text:span></text:span></text:p>
      <text:h text:style-name="Heading_20_3" text:outline-level="3"><text:soft-page-break/>Передача управления на основе программного прерывания</text:h>
      <text:p text:style-name="Текст_20_абазца"><text:span text:style-name="T6">Это единственный предусмотренный в порте вариант, поскольку ядро </text:span><text:span text:style-name="Имя_20_собственное">Cortex-M3</text:span><text:span text:style-name="T6"> <text:s/>имеет специальное прерывание для этого, и вариант с прямой передачей управления не имеет никаких преимуществ. В порте определёна функция обработки прерываний </text:span><text:span text:style-name="Мнемоника">PendSV_Handler()</text:span><text:span text:style-name="T6">, реализованная на ассемблере, которая и производит переключение контекстов.</text:span></text:p>
      <text:h text:style-name="Heading_20_2" text:outline-level="2">Пример настройки проекта</text:h>
      <text:p text:style-name="P4">Проект должен содержать три конфигурационных файла для настройки порта и указания используемых возможностей операционной системы и её расширений:</text:p>
      <text:list xml:id="list31505456" text:style-name="L1">
        <text:list-item>
          <text:p text:style-name="P38">scmRTOS_CONFIG.h;</text:p>
        </text:list-item>
        <text:list-item>
          <text:p text:style-name="P38">scmRTOS_TARGET_CFG.h;</text:p>
        </text:list-item>
        <text:list-item>
          <text:p text:style-name="P38">scmRTOS_extensions.h</text:p>
        </text:list-item>
      </text:list>
      <text:p text:style-name="Текст_20_абазца">Код конфигурационного файла<text:note text:id="ftn2" text:note-class="footnote"><text:note-citation>1</text:note-citation><text:note-body><text:p text:style-name="Footnote"><text:s/><text:span text:style-name="T6">Только значимая часть, без комментариев, «шапок», </text:span><text:span text:style-name="T3">code guard'</text:span><text:span text:style-name="T6">ов </text:span><text:span text:style-name="T6">и прочего</text:span><text:span text:style-name="T6">.</text:span></text:p></text:note-body></text:note> <text:span text:style-name="Мнемоника">scmRTOS_CONFIG.h</text:span><text:span text:style-name="T3"> – </text:span>см «<text:span text:style-name="Ссылка_20_на_20_название"><text:sequence-ref text:reference-format="text" text:ref-name="refЛистинг4">Листинг 6 – scmRTOS_CONFIG.h</text:sequence-ref></text:span>».</text:p>
      <text:list xml:id="list35499817" text:continue-list="list35486445" text:style-name="WW8Num5">
        <text:list-item text:start-value="1">
          <text:p text:style-name="P34">#ifndef __IAR_SYSTEMS_ASM__</text:p>
        </text:list-item>
        <text:list-item>
          <text:p text:style-name="P34"><text:bookmark text:name="__RefNumPara__1418_2067121348"/>typedef uint16_t <text:s text:c="5"/>timeout_t;<text:bookmark-end text:name="__RefNumPara__1418_2067121348"/></text:p>
        </text:list-item>
        <text:list-item>
          <text:p text:style-name="P34"><text:bookmark text:name="__RefNumPara__1420_2067121348"/>typedef uint_fast32_t tick_count_t;<text:bookmark-end text:name="__RefNumPara__1420_2067121348"/></text:p>
        </text:list-item>
        <text:list-item>
          <text:p text:style-name="P34">#endif // __IAR_SYSTEMS_ASM__</text:p>
        </text:list-item>
        <text:list-item>
          <text:p text:style-name="P34"/>
        </text:list-item>
        <text:list-item>
          <text:p text:style-name="P34"><text:bookmark text:name="__RefNumPara__1512_2067121348"/>#include &lt;stdint.h&gt;<text:bookmark-end text:name="__RefNumPara__1512_2067121348"/></text:p>
        </text:list-item>
        <text:list-item>
          <text:p text:style-name="P34"/>
        </text:list-item>
        <text:list-item>
          <text:p text:style-name="P34"><text:bookmark text:name="__RefNumPara__1422_2067121348"/>#define scmRTOS_PROCESS_COUNT <text:s text:c="19"/>3<text:bookmark-end text:name="__RefNumPara__1422_2067121348"/></text:p>
        </text:list-item>
        <text:list-item>
          <text:p text:style-name="P34"><text:bookmark text:name="__RefNumPara__1424_2067121348"/>#define scmRTOS_SYSTIMER_NEST_INTS_ENABLE <text:s text:c="7"/>1<text:bookmark-end text:name="__RefNumPara__1424_2067121348"/></text:p>
        </text:list-item>
        <text:list-item>
          <text:p text:style-name="P34"><text:bookmark text:name="__RefNumPara__1426_2067121348"/>#define scmRTOS_SYSTEM_TICKS_ENABLE <text:s text:c="13"/>1<text:bookmark-end text:name="__RefNumPara__1426_2067121348"/></text:p>
        </text:list-item>
        <text:list-item>
          <text:p text:style-name="P34"><text:bookmark text:name="__RefNumPara__1430_2067121348"/>#define scmRTOS_SYSTIMER_HOOK_ENABLE <text:s text:c="12"/>1<text:bookmark-end text:name="__RefNumPara__1430_2067121348"/></text:p>
        </text:list-item>
        <text:list-item>
          <text:p text:style-name="P34"><text:bookmark text:name="__RefNumPara__1428_2067121348"/>#define scmRTOS_IDLE_HOOK_ENABLE <text:s text:c="16"/>1<text:bookmark-end text:name="__RefNumPara__1428_2067121348"/></text:p>
        </text:list-item>
        <text:list-item>
          <text:p text:style-name="P34">#define scmRTOS_IDLE_PROCESS_STACK_SIZE <text:s text:c="5"/>(50 * sizeof(stack_item_t))</text:p>
        </text:list-item>
        <text:list-item>
          <text:p text:style-name="P34"><text:bookmark text:name="__RefNumPara__1364_157047867"/>#define scmRTOS_PRIORITY_ORDER <text:s text:c="18"/>1<text:bookmark-end text:name="__RefNumPara__1364_157047867"/></text:p>
        </text:list-item>
        <text:list-item>
          <text:p text:style-name="P34"><text:bookmark text:name="__RefNumPara__1432_2067121348"/>#define scmRTOS_CONTEXT_SWITCH_USER_HOOK_ENABLE <text:s/>0<text:bookmark-end text:name="__RefNumPara__1432_2067121348"/></text:p>
        </text:list-item>
        <text:list-item>
          <text:p text:style-name="P34"><text:bookmark text:name="__RefNumPara__1367_157047867"/>#define scmRTOS_DEBUG_ENABLE <text:s text:c="20"/><text:span text:style-name="T6">0</text:span><text:bookmark-end text:name="__RefNumPara__1367_157047867"/></text:p>
        </text:list-item>
        <text:list-item>
          <text:p text:style-name="P34"><text:bookmark text:name="__RefNumPara__1510_2067121348"/>#define scmRTOS_PROCESS_RESTART_ENABLE <text:s text:c="10"/>0<text:bookmark-end text:name="__RefNumPara__1510_2067121348"/>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4" text:name="Листинг" text:formula="ooow:Листинг+1" style:num-format="1">6</text:sequence></text:span></text:span><text:span text:style-name="НазваниеОбъекта"><text:span text:style-name="T9"> – </text:span></text:span><text:span text:style-name="НазваниеОбъекта"><text:span text:style-name="T9">scmRTOS_CONFIG.h</text:span></text:span></text:p>
      <text:p text:style-name="P4">Вышеприведённый файл определяет два псевдонима встроенных типов – для переменных тайм-аутов <text:bookmark-ref text:reference-format="number" text:ref-name="__RefNumPara__1418_2067121348">{2}</text:bookmark-ref> и для счётчика тиков системного таймера <text:bookmark-ref text:reference-format="number" text:ref-name="__RefNumPara__1420_2067121348">{3}</text:bookmark-ref>, число <text:soft-page-break/>пользовательских процессов в количестве <text:span text:style-name="T3">3</text:span> <text:bookmark-ref text:reference-format="number" text:ref-name="__RefNumPara__1422_2067121348">{8}</text:bookmark-ref>, разрешает вложенные прерывания в обработчике прерываний<text:span text:style-name="T3"> </text:span>системного таймера <text:bookmark-ref text:reference-format="number" text:ref-name="__RefNumPara__1424_2067121348">{9}</text:bookmark-ref>, разрешает функцию системного времени – счётчик тиков системного таймера <text:bookmark-ref text:reference-format="number" text:ref-name="__RefNumPara__1426_2067121348">{10}</text:bookmark-ref>, разрешает пользовательские хуки системного таймера и фонового процесса системы (<text:span text:style-name="Мнемоника">IdleProc</text:span>) <text:bookmark-ref text:reference-format="number" text:ref-name="__RefNumPara__1430_2067121348">{11}</text:bookmark-ref>, <text:bookmark-ref text:reference-format="number" text:ref-name="__RefNumPara__1428_2067121348">{12}</text:bookmark-ref>, а пользовательский хук при переключении контекстов не разрешён <text:bookmark-ref text:reference-format="number" text:ref-name="__RefNumPara__1432_2067121348">{15}</text:bookmark-ref>, порядок следования приоритетов – обратный (<text:span text:style-name="Мнемоника">prIDLE</text:span><text:span text:style-name="T3"> </text:span>равно <text:span text:style-name="Мнемоника">0</text:span>, <text:span text:style-name="Мнемоника">pr3</text:span><text:span text:style-name="T3"> – </text:span><text:span text:style-name="Мнемоника">1, pr2</text:span><text:span text:style-name="Мнемоника"><text:span text:style-name="T3"> – 2</text:span></text:span><text:span text:style-name="Мнемоника"> </text:span>и т. д.)<text:bookmark-ref text:reference-format="number" text:ref-name="__RefNumPara__1364_157047867">{14}</text:bookmark-ref>. <text:s/>Отладочные средства отключены <text:bookmark-ref text:reference-format="number" text:ref-name="__RefNumPara__1367_157047867">{16}</text:bookmark-ref>, рестарт процессов отключен <text:bookmark-ref text:reference-format="number" text:ref-name="__RefNumPara__1510_2067121348">{17}</text:bookmark-ref>. Также указано подключение заголовочного файла с объявлениями стандартных целочисленных типов <text:bookmark-ref text:reference-format="number" text:ref-name="__RefNumPara__1512_2067121348">{6}</text:bookmark-ref>.</text:p>
      <text:p text:style-name="Текст_20_абазца">Файл <text:span text:style-name="Мнемоника">scmRTOS_TARGET_CFG.h</text:span><text:span text:style-name="T3"> </text:span>содержит код ОС, зависящий от требований конкретного проекта. Его содержимое – см «<text:span text:style-name="Ссылка_20_на_20_название"><text:sequence-ref text:reference-format="text" text:ref-name="refЛистинг5">Листинг 7 – scmRTOS_TARGET_CFG.h</text:sequence-ref></text:span>».</text:p>
      <text:list xml:id="list35485138" text:continue-list="list35499817" text:style-name="WW8Num5">
        <text:list-item text:start-value="1">
          <text:p text:style-name="P36"><text:soft-page-break/>// Define SysTick clock frequency and its interrupt rate in Hz.</text:p>
        </text:list-item>
        <text:list-item>
          <text:p text:style-name="P36"><text:bookmark text:name="__RefNumPara__3183_157047867"/>#define SYSTICKFREQ <text:s text:c="4"/>72000000<text:bookmark-end text:name="__RefNumPara__3183_157047867"/></text:p>
        </text:list-item>
        <text:list-item>
          <text:p text:style-name="P36"><text:bookmark text:name="__RefNumPara__3185_157047867"/>#define SYSTICKINTRATE <text:s/>1000<text:bookmark-end text:name="__RefNumPara__3185_157047867"/></text:p>
        </text:list-item>
        <text:list-item>
          <text:p text:style-name="P36"/>
        </text:list-item>
        <text:list-item>
          <text:p text:style-name="P36">//--------------------------------------------------------------------</text:p>
        </text:list-item>
        <text:list-item>
          <text:p text:style-name="P36">// Definitions for some processor registers in order to not include</text:p>
        </text:list-item>
        <text:list-item>
          <text:p text:style-name="P36">// specific header file for various Cortex-M3 processor derivatives.</text:p>
        </text:list-item>
        <text:list-item>
          <text:p text:style-name="P36"><text:bookmark text:name="__RefNumPara__3187_157047867"/>#define CPU_ICSR <text:s text:c="11"/>( ( volatile uint32_t *) 0xE000ED04 )<text:bookmark-end text:name="__RefNumPara__3187_157047867"/></text:p>
        </text:list-item>
        <text:list-item>
          <text:p text:style-name="P36"><text:bookmark text:name="__RefNumPara__3189_157047867"/>#define CPU_SYSTICKCSR <text:s text:c="5"/>( ( volatile uint32_t *) 0xE000E010 )<text:bookmark-end text:name="__RefNumPara__3189_157047867"/></text:p>
        </text:list-item>
        <text:list-item>
          <text:p text:style-name="P36"><text:bookmark text:name="__RefNumPara__3191_157047867"/>#define CPU_SYSTICKCSR_EINT 0x02<text:bookmark-end text:name="__RefNumPara__3191_157047867"/></text:p>
        </text:list-item>
        <text:list-item>
          <text:p text:style-name="P36"><text:s/></text:p>
        </text:list-item>
        <text:list-item>
          <text:p text:style-name="P36">#ifndef __IAR_SYSTEMS_ASM__</text:p>
        </text:list-item>
        <text:list-item>
          <text:p text:style-name="P36">//--------------------------------------------------------------------</text:p>
        </text:list-item>
        <text:list-item>
          <text:p text:style-name="P36">//</text:p>
        </text:list-item>
        <text:list-item>
          <text:p text:style-name="P36">// <text:s text:c="6"/>System Timer stuff</text:p>
        </text:list-item>
        <text:list-item>
          <text:p text:style-name="P36">//</text:p>
        </text:list-item>
        <text:list-item>
          <text:p text:style-name="P36">//</text:p>
        </text:list-item>
        <text:list-item>
          <text:p text:style-name="P36">namespace OS</text:p>
        </text:list-item>
        <text:list-item>
          <text:p text:style-name="P36">{</text:p>
        </text:list-item>
        <text:list-item>
          <text:p text:style-name="P36">// SysTick interrupt handler.</text:p>
        </text:list-item>
        <text:list-item>
          <text:p text:style-name="P36">extern "C" void SysTick_Handler();</text:p>
        </text:list-item>
        <text:list-item>
          <text:p text:style-name="P36">}</text:p>
        </text:list-item>
        <text:list-item>
          <text:p text:style-name="P36"/>
        </text:list-item>
        <text:list-item>
          <text:p text:style-name="P36"><text:bookmark text:name="__RefNumPara__3193_157047867"/>#define LOCK_SYSTEM_TIMER() <text:s text:c="3"/>(*CPU_SYSTICKCSR &amp;= ~CPU_SYSTICKCSR_EINT)<text:bookmark-end text:name="__RefNumPara__3193_157047867"/></text:p>
        </text:list-item>
        <text:list-item>
          <text:p text:style-name="P36"><text:bookmark text:name="__RefNumPara__3195_157047867"/>#define UNLOCK_SYSTEM_TIMER() <text:s/>(*CPU_SYSTICKCSR |= <text:s/>CPU_SYSTICKCSR_EINT)<text:bookmark-end text:name="__RefNumPara__3195_157047867"/></text:p>
        </text:list-item>
        <text:list-item>
          <text:p text:style-name="P36"/>
        </text:list-item>
        <text:list-item>
          <text:p text:style-name="P36">//--------------------------------------------------------------------</text:p>
        </text:list-item>
        <text:list-item>
          <text:p text:style-name="P36">//</text:p>
        </text:list-item>
        <text:list-item>
          <text:p text:style-name="P36">// <text:s text:c="6"/>Context Switch ISR stuff</text:p>
        </text:list-item>
        <text:list-item>
          <text:p text:style-name="P36">//</text:p>
        </text:list-item>
        <text:list-item>
          <text:p text:style-name="P36">//</text:p>
        </text:list-item>
        <text:list-item>
          <text:p text:style-name="P36">namespace OS</text:p>
        </text:list-item>
        <text:list-item>
          <text:p text:style-name="P36">{</text:p>
        </text:list-item>
        <text:list-item>
          <text:p text:style-name="P36">#if scmRTOS_IDLE_HOOK_ENABLE == 1</text:p>
        </text:list-item>
        <text:list-item>
          <text:p text:style-name="P36"><text:s text:c="4"/>void idle_process_user_hook();</text:p>
        </text:list-item>
        <text:list-item>
          <text:p text:style-name="P36">#endif</text:p>
        </text:list-item>
        <text:list-item>
          <text:p text:style-name="P36"/>
        </text:list-item>
        <text:list-item>
          <text:p text:style-name="P36">#if scmRTOS_CONTEXT_SWITCH_SCHEME == 1</text:p>
        </text:list-item>
        <text:list-item>
          <text:p text:style-name="P36"/>
        </text:list-item>
        <text:list-item>
          <text:p text:style-name="P36"><text:bookmark text:name="__RefNumPara__3197_157047867"/><text:s text:c="4"/>INLINE void raise_context_switch() { *CPU_ICSR |= 0x10000000; }<text:bookmark-end text:name="__RefNumPara__3197_157047867"/></text:p>
        </text:list-item>
        <text:list-item>
          <text:p text:style-name="P36"/>
        </text:list-item>
        <text:list-item>
          <text:p text:style-name="P36"><text:bookmark text:name="__RefNumPara__3199_157047867"/><text:s text:c="4"/>#define ENABLE_NESTED_INTERRUPTS()<text:bookmark-end text:name="__RefNumPara__3199_157047867"/></text:p>
        </text:list-item>
        <text:list-item>
          <text:p text:style-name="P36"><text:s text:c="4"/></text:p>
        </text:list-item>
        <text:list-item>
          <text:p text:style-name="P36"><text:s text:c="4"/>#if scmRTOS_SYSTIMER_NEST_INTS_ENABLE == 0</text:p>
        </text:list-item>
        <text:list-item>
          <text:p text:style-name="P36"><text:bookmark text:name="__RefNumPara__3201_157047867"/><text:s text:c="8"/>#define DISABLE_NESTED_INTERRUPTS() TCritSect cs<text:bookmark-end text:name="__RefNumPara__3201_157047867"/></text:p>
        </text:list-item>
        <text:list-item>
          <text:p text:style-name="P36"><text:s text:c="4"/>#else</text:p>
        </text:list-item>
        <text:list-item>
          <text:p text:style-name="P36"><text:bookmark text:name="__RefNumPara__3203_157047867"/><text:s text:c="8"/>#define DISABLE_NESTED_INTERRUPTS()<text:bookmark-end text:name="__RefNumPara__3203_157047867"/></text:p>
        </text:list-item>
        <text:list-item>
          <text:p text:style-name="P36"><text:s text:c="4"/>#endif</text:p>
        </text:list-item>
        <text:list-item>
          <text:p text:style-name="P36"/>
        </text:list-item>
        <text:list-item>
          <text:p text:style-name="P36">#else</text:p>
        </text:list-item>
        <text:list-item>
          <text:p text:style-name="P36"><text:s text:c="4"/>#error "Cortex-M3 port supports software interrupt switch method only!"</text:p>
        </text:list-item>
        <text:list-item>
          <text:p text:style-name="P36"/>
        </text:list-item>
        <text:list-item>
          <text:p text:style-name="P36">#endif // scmRTOS_CONTEXT_SWITCH_SCHEME</text:p>
        </text:list-item>
        <text:list-item>
          <text:p text:style-name="P36"/>
        </text:list-item>
        <text:list-item>
          <text:p text:style-name="P36">}</text:p>
        </text:list-item>
        <text:list-item>
          <text:p text:style-name="P36">//------------------------------------------------------------------------</text:p>
        </text:list-item>
        <text:list-item>
          <text:p text:style-name="P36">#endif // __IAR_SYSTEMS_ASM__</text:p>
        </text:list-item>
      </text:list>
      <text:p text:style-name="P21"><text:span text:style-name="НазваниеОбъекта"><text:span text:style-name="T8">Листинг </text:span></text:span><text:span text:style-name="НазваниеОбъекта"><text:span text:style-name="T9"><text:sequence text:ref-name="refЛистинг5" text:name="Листинг" text:formula="ooow:Листинг+1" style:num-format="1">7</text:sequence></text:span></text:span><text:span text:style-name="НазваниеОбъекта"><text:span text:style-name="T9"> – </text:span></text:span><text:span text:style-name="НазваниеОбъекта"><text:span text:style-name="T9">scmRTOS_TARGET_CFG.h</text:span></text:span></text:p>
      <text:p text:style-name="Текст_20_абазца">В начале файла задаются частота клока системного таймера <text:bookmark-ref text:reference-format="number" text:ref-name="__RefNumPara__3183_157047867">{2}</text:bookmark-ref> и желаемая частота таймерного прерывания <text:bookmark-ref text:reference-format="number" text:ref-name="__RefNumPara__3185_157047867">{3}</text:bookmark-ref>. Настройка клока для системного таймера определяется конкретным микроконтроллером с ядром <text:span text:style-name="Имя_20_собственное">Cortex-M3</text:span> и должна быть <text:soft-page-break/>выполнена пользователем до запуска <text:span text:style-name="T1">scmRTOS</text:span>. Затем идут несколько определений регистров <text:span text:style-name="Имя_20_собственное">Cortex-M3</text:span> <text:bookmark-ref text:reference-format="number" text:ref-name="__RefNumPara__3187_157047867">{8}</text:bookmark-ref><text:bookmark-ref text:reference-format="number" text:ref-name="__RefNumPara__3189_157047867">{9}</text:bookmark-ref><text:bookmark-ref text:reference-format="number" text:ref-name="__RefNumPara__3191_157047867">{10}</text:bookmark-ref>. Далее определены два макроса, которые управляют разрешением прерываний системного таймера путём манипуляции соответствующим битом разрешения прерывания системного таймера <text:bookmark-ref text:reference-format="number" text:ref-name="__RefNumPara__3193_157047867">{24}</text:bookmark-ref><text:bookmark-ref text:reference-format="number" text:ref-name="__RefNumPara__3195_157047867">{25}</text:bookmark-ref>. Для варианта передачи управления с помощью программного прерывания требуется определить функцию <text:span text:style-name="Мнемоника">raise_context_switch()</text:span> <text:bookmark-ref text:reference-format="number" text:ref-name="__RefNumPara__3197_157047867">{40}</text:bookmark-ref><text:span text:style-name="T3">, </text:span>которая активизирует соответствующее прерывание.</text:p>
      <text:p text:style-name="Текст_20_абазца">Для включения и отключения вложенных прерываний в обработчике прерывания системного таймера определёны специальные макросы. Поскольку у <text:span text:style-name="Имя_20_собственное">Cortex-M3</text:span> вложенные прерывания включены по умолчанию, макрос включения пуст <text:bookmark-ref text:reference-format="number" text:ref-name="__RefNumPara__3199_157047867">{42}</text:bookmark-ref>. Макрос же отключения вложенных прерываний варьируется в зависимости от параметра <text:span text:style-name="Мнемоника"><text:span text:style-name="T14">scmRTOS_SYSTIMER_NEST_INTS_ENABLE</text:span></text:span>: <text:bookmark-ref text:reference-format="number" text:ref-name="__RefNumPara__3201_157047867">{45}</text:bookmark-ref><text:bookmark-ref text:reference-format="number" text:ref-name="__RefNumPara__3203_157047867">{47}</text:bookmark-ref><text:span text:style-name="T13">.</text:span></text:p>
      <text:p text:style-name="Текст_20_абазца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rectangular" draw:cx="50%" draw:cy="50%" draw:start-color="#99ccff" draw:end-color="#465e75" draw:start-intensity="100%" draw:end-intensity="10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Текст_20_абазца" style:default-outline-level="1" style:list-style-name="" style:class="text">
      <style:paragraph-properties fo:margin-left="0cm" fo:margin-right="0cm" fo:margin-top="1.693cm" fo:margin-bottom="0.847cm" fo:text-align="end" style:justify-single-word="false" fo:hyphenation-ladder-count="no-limit" fo:text-indent="0cm" style:auto-text-indent="false" style:border-line-width-bottom="0.088cm 0.035cm 0.035cm" fo:padding-left="0cm" fo:padding-right="0cm" fo:padding-top="0cm" fo:padding-bottom="0.035cm" fo:border-left="none" fo:border-right="none" fo:border-top="none" fo:border-bottom="0.158cm double #000000" fo:keep-with-next="always">
        <style:tab-stops>
          <style:tab-stop style:position="14.981cm"/>
        </style:tab-stops>
      </style:paragraph-properties>
      <style:text-properties fo:font-size="36pt" fo:font-style="italic" fo:font-weight="bold" style:letter-kerning="true" style:font-size-asian="36pt" style:font-style-asian="italic" style:font-weight-asian="bold" style:font-size-complex="16pt" style:font-style-complex="italic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Текст_20_абазца" style:default-outline-level="2" style:list-style-name="" style:class="text">
      <style:paragraph-properties fo:margin-left="2.212cm" fo:margin-right="0cm" fo:margin-top="1.27cm" fo:margin-bottom="1.058cm" fo:hyphenation-ladder-count="no-limit" fo:text-indent="-1.577cm" style:auto-text-indent="false" style:border-line-width-bottom="0.002cm 0.035cm 0.002cm" fo:padding-left="0cm" fo:padding-right="0cm" fo:padding-top="0cm" fo:padding-bottom="0.035cm" fo:border-left="none" fo:border-right="none" fo:border-top="none" fo:border-bottom="0.039cm double #000000" fo:keep-with-next="always">
        <style:tab-stops>
          <style:tab-stop style:position="2.212cm"/>
        </style:tab-stops>
      </style:paragraph-properties>
      <style:text-properties style:font-name="Arial1" fo:font-size="20pt" fo:font-weight="bold" style:font-size-asian="20pt" style:font-weight-asian="bold" style:font-name-complex="Arial1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Текст_20_абазца" style:default-outline-level="3" style:list-style-name="" style:class="text">
      <style:paragraph-properties fo:margin-left="2.815cm" fo:margin-right="2cm" fo:margin-top="0.847cm" fo:margin-bottom="0.635cm" fo:hyphenation-ladder-count="no-limit" fo:text-indent="-1.545cm" style:auto-text-indent="false" fo:keep-with-next="always">
        <style:tab-stops>
          <style:tab-stop style:position="2.815cm"/>
        </style:tab-stops>
      </style:paragraph-properties>
      <style:text-properties style:font-name="Arial1" fo:font-size="14pt" fo:font-weight="bold" style:font-size-asian="13pt" style:font-weight-asian="bold" style:font-name-complex="Arial1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3.519cm" fo:margin-right="0cm" fo:margin-top="0.42cm" fo:margin-bottom="0.409cm" fo:hyphenation-ladder-count="no-limit" fo:text-indent="-1.614cm" style:auto-text-indent="false" fo:background-color="transparent" fo:keep-with-next="always">
        <style:tab-stops>
          <style:tab-stop style:position="3.519cm"/>
        </style:tab-stops>
        <style:background-image/>
      </style:paragraph-properties>
      <style:text-properties fo:font-size="14pt" style:text-underline-style="solid" style:text-underline-width="auto" style:text-underline-color="font-color" fo:font-weight="bold" style:font-weight-asian="bold" style:font-size-complex="14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1" fo:font-size="11pt" style:font-size-asian="11pt" style:font-name-complex="Arial1" style:font-size-complex="11pt"/>
    </style:style>
    <style:style style:name="Предисловие" style:family="paragraph" style:parent-style-name="Standard">
      <style:paragraph-properties fo:margin-top="0.847cm" fo:margin-bottom="0.635cm" style:border-line-width-bottom="0.088cm 0.035cm 0.035cm" fo:padding-left="0cm" fo:padding-right="0cm" fo:padding-top="0cm" fo:padding-bottom="0.035cm" fo:border-left="none" fo:border-right="none" fo:border-top="none" fo:border-bottom="0.158cm double #000000">
        <style:tab-stops>
          <style:tab-stop style:position="7.239cm"/>
        </style:tab-stops>
      </style:paragraph-properties>
      <style:text-properties fo:font-size="36pt" fo:font-style="italic" fo:font-weight="bold" style:font-size-asian="36pt" style:font-style-asian="italic" style:font-weight-asian="bold" style:font-size-complex="36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Footer" style:family="paragraph" style:parent-style-name="Standard" style:class="extra">
      <style:paragraph-properties fo:margin-left="0cm" fo:margin-right="0.009cm" fo:margin-top="0.423cm" fo:margin-bottom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Arial1" fo:font-size="10pt" style:font-size-asian="10pt" style:font-name-complex="Arial1"/>
    </style:style>
    <style:style style:name="Текст_20_абазца" style:display-name="Текст абазца" style:family="paragraph" style:parent-style-name="Standard">
      <style:paragraph-properties fo:margin-left="0cm" fo:margin-right="0cm" fo:margin-top="0.212cm" fo:margin-bottom="0.212cm" fo:line-height="130%" fo:text-align="justify" style:justify-single-word="false" fo:text-indent="1.501cm" style:auto-text-indent="false"/>
      <style:text-properties style:font-name="Times New Roman1" fo:font-size="12pt" style:font-size-asian="10.5pt"/>
    </style:style>
    <style:style style:name="Название_20_главы" style:display-name="Название главы" style:family="paragraph" style:parent-style-name="Heading_20_1" style:default-outline-level="" style:list-style-name="">
      <style:paragraph-properties fo:margin-left="5.027cm" fo:margin-right="0cm" fo:text-indent="0cm" style:auto-text-indent="false"/>
      <style:text-properties style:font-name="Times New Roman" fo:font-size="36pt" fo:font-style="normal" style:font-size-asian="36pt" style:font-style-asian="normal" style:font-name-complex="Times New Roman" style:font-style-complex="normal"/>
    </style:style>
    <style:style style:name="Марк._20_список" style:display-name="Марк. список" style:family="paragraph" style:parent-style-name="Текст_20_абазца">
      <style:paragraph-properties fo:margin-left="2.715cm" fo:margin-right="0cm" fo:margin-top="0.106cm" fo:margin-bottom="0.106cm" fo:line-height="100%" fo:text-indent="-0.725cm" style:auto-text-indent="false">
        <style:tab-stops>
          <style:tab-stop style:position="2.715cm"/>
        </style:tab-stops>
      </style:paragraph-properties>
      <style:text-properties style:font-name="Arial1" fo:font-size="10pt" style:font-size-asian="10pt" style:font-name-complex="Arial1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Разделитель" style:family="paragraph" style:parent-style-name="Текст_20_абазца">
      <style:paragraph-properties fo:margin-left="0cm" fo:margin-right="0cm" fo:margin-top="1.27cm" fo:margin-bottom="0.423cm" fo:text-align="center" style:justify-single-word="false" fo:text-indent="0cm" style:auto-text-indent="false" fo:keep-with-next="always"/>
    </style:style>
    <style:style style:name="Эпиграф" style:family="paragraph" style:parent-style-name="Текст_20_абазца">
      <style:paragraph-properties fo:margin-left="7.138cm" fo:margin-right="1.52cm" fo:line-height="100%" fo:text-indent="0cm" style:auto-text-indent="false">
        <style:tab-stops>
          <style:tab-stop style:position="7.138cm"/>
        </style:tab-stops>
      </style:paragraph-properties>
      <style:text-properties fo:font-size="11pt" fo:font-style="italic" style:font-size-asian="11pt" style:font-style-asian="italic" style:font-style-complex="italic"/>
    </style:style>
    <style:style style:name="Исходный_20_код" style:display-name="Исходный код" style:family="paragraph" style:parent-style-name="Standard" style:list-style-name="WW8Num5" style:master-page-name="">
      <style:paragraph-properties fo:margin-left="-0.374cm" fo:margin-right="-0.007cm" fo:hyphenation-ladder-count="no-limit" fo:text-indent="0cm" style:auto-text-indent="false" style:page-number="auto" fo:background-color="#f3f3f3" style:border-line-width-left="0.002cm 0.035cm 0.002cm" style:border-line-width-right="0.002cm 0.035cm 0.002cm" fo:padding-left="0.353cm" fo:padding-right="0.353cm" fo:padding-top="0cm" fo:padding-bottom="0cm" fo:border-left="0.039cm double #000000" fo:border-right="0.039cm double #000000" fo:border-top="none" fo:border-bottom="none" style:shadow="none" fo:keep-with-next="always">
        <style:tab-stops>
          <style:tab-stop style:position="0.529cm"/>
        </style:tab-stops>
        <style:background-image/>
      </style:paragraph-properties>
      <style:text-properties style:font-name="Courier New" fo:font-size="9pt" fo:language="en" fo:country="US" style:font-size-asian="9pt" style:font-name-complex="Courier New" fo:hyphenate="false" fo:hyphenation-remain-char-count="2" fo:hyphenation-push-char-count="2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.018cm" fo:margin-right="0cm" fo:margin-top="0.21cm" fo:margin-bottom="0.61cm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Текст_20_таблицы" style:display-name="Текст таблицы" style:family="paragraph" style:parent-style-name="Текст_20_абазца">
      <style:paragraph-properties fo:margin-left="0.005cm" fo:margin-right="0cm" fo:margin-top="0cm" fo:margin-bottom="0cm" fo:line-height="100%" fo:text-align="start" style:justify-single-word="false" fo:text-indent="0cm" style:auto-text-indent="false"/>
      <style:text-properties fo:font-size="10pt" fo:language="en" fo:country="US" style:font-size-asian="10pt"/>
    </style:style>
    <style:style style:name="Замечание_20_Текст" style:display-name="Замечание Текст" style:family="paragraph" style:parent-style-name="Текст_20_абазца">
      <style:paragraph-properties fo:margin-left="2.011cm" fo:margin-right="0.924cm" fo:line-height="120%" fo:text-indent="0cm" style:auto-text-indent="false" fo:padding="0cm" fo:border="none" style:shadow="none"/>
      <style:text-properties style:font-name="Arial1" fo:font-size="10pt" fo:font-weight="bold" style:font-size-asian="10pt" style:font-weight-asian="bold" style:font-name-complex="Arial1" style:font-weight-complex="bold"/>
    </style:style>
    <style:style style:name="Нум._20_список" style:display-name="Нум. список" style:family="paragraph" style:parent-style-name="Текст_20_абазца">
      <style:paragraph-properties fo:line-height="100%"/>
      <style:text-properties style:font-name="Arial1" fo:font-size="10pt" style:font-size-asian="10pt" style:font-name-complex="Arial1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Перечень_20_рисунков" style:display-name="Перечень рисунков" style:family="paragraph" style:parent-style-name="Standard" style:next-style-name="Standard">
      <style:paragraph-properties fo:margin-left="0.85cm" fo:margin-right="0cm" fo:margin-top="0.212cm" fo:margin-bottom="0.212cm" fo:text-indent="-0.85cm" style:auto-text-indent="false">
        <style:tab-stops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Указатель_20_4" style:display-name="Указатель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Указатель_20_5" style:display-name="Указатель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Указатель_20_6" style:display-name="Указатель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Указатель_20_7" style:display-name="Указатель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Указатель_20_8" style:display-name="Указатель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Указатель_20_9" style:display-name="Указатель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Обычный_20__28_веб_29_" style:display-name="Обычный (веб)" style:family="paragraph" style:parent-style-name="Standard">
      <style:paragraph-properties fo:margin-top="0.106cm" fo:margin-bottom="0.106cm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Эпиграф-подпись" style:family="paragraph" style:parent-style-name="Эпиграф">
      <style:paragraph-properties fo:text-align="end" style:justify-single-word="false"/>
      <style:text-properties style:font-size-complex="10pt"/>
    </style:style>
    <style:style style:name="Описание_20_функций-членов" style:display-name="Описание функций-членов" style:family="paragraph" style:parent-style-name="Нум._20_список"/>
    <style:style style:name="Нум.Список_20_таблицы" style:display-name="Нум.Список таблицы" style:family="paragraph" style:parent-style-name="Текст_20_абазца">
      <style:paragraph-properties fo:margin-left="0.684cm" fo:margin-right="0cm" fo:text-indent="1.501cm" style:auto-text-indent="false">
        <style:tab-stops>
          <style:tab-stop style:position="0.684cm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Разделитель_20__22_звездочки_22_" style:display-name="Разделитель &quot;звездочки&quot;" style:family="paragraph" style:parent-style-name="Текст_20_абазца">
      <style:paragraph-properties fo:margin-left="0cm" fo:margin-right="0cm" fo:margin-top="0.847cm" fo:margin-bottom="0.212cm" fo:text-align="center" style:justify-single-word="false" fo:text-indent="0cm" style:auto-text-indent="false" fo:keep-with-next="always"/>
    </style:style>
    <style:style style:name="Приложение" style:family="paragraph" style:parent-style-name="Предисловие" style:next-style-name="Текст_20_абазца">
      <style:paragraph-properties fo:text-align="end" style:justify-single-word="false" fo:hyphenation-ladder-count="no-limit" fo:keep-with-next="always">
        <style:tab-stops>
          <style:tab-stop style:position="14.981cm"/>
        </style:tab-stops>
      </style:paragraph-properties>
      <style:text-properties fo:hyphenate="false" fo:hyphenation-remain-char-count="2" fo:hyphenation-push-char-count="2"/>
    </style:style>
    <style:style style:name="Прил-е" style:family="paragraph" style:parent-style-name="Приложение" style:next-style-name="Текст_20_абазца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Продолжение_20_списка_20_3" style:display-name="Продолжение списка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Прил.Заг2" style:family="paragraph" style:parent-style-name="Standard">
      <style:paragraph-properties fo:margin-left="3.217cm" fo:margin-right="0cm" fo:text-indent="-1.947cm" style:auto-text-indent="false"/>
      <style:text-properties style:font-name="Arial1" fo:font-size="20pt" fo:font-weight="bold" style:font-size-asian="20pt" style:font-weight-asian="bold" style:font-name-complex="Arial1" style:font-size-complex="20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Листинг" style:family="paragraph" style:parent-style-name="Текст_20_абазца" style:class="text">
      <style:text-properties style:font-name="Courier New1" fo:font-weight="bold" style:font-weight-asian="bold" style:font-weight-complex="bold"/>
    </style:style>
    <style:style style:name="Замечание_20_Top" style:display-name="Замечание Top" style:family="paragraph" style:parent-style-name="Замечание_20_Текст" style:next-style-name="Замечание_20_Текст" style:master-page-name="">
      <style:paragraph-properties fo:orphans="4" fo:widows="4" style:page-number="auto" fo:padding="0cm" fo:border-left="none" fo:border-right="none" fo:border-top="0.035cm solid #000000" fo:border-bottom="none"/>
    </style:style>
    <style:style style:name="Замечание_20_Bottom" style:display-name="Замечание Bottom" style:family="paragraph" style:parent-style-name="Замечание_20_Текст" style:next-style-name="Текст_20_абазца">
      <style:paragraph-properties fo:padding="0cm" fo:border-left="none" fo:border-right="none" fo:border-top="none" fo:border-bottom="0.035cm solid #000000"/>
    </style:style>
    <style:style style:name="Заммечание" style:family="paragraph" style:parent-style-name="Замечание_20_Текст" style:next-style-name="Текст_20_абазца">
      <style:paragraph-properties fo:padding="0.049cm" fo:border-left="none" fo:border-right="none" fo:border-top="0.035cm solid #000000" fo:border-bottom="0.035cm solid #0000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WW8Num4z0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Мнемоника" style:family="text" style:parent-style-name="Основной_20_шрифт_20_абзаца">
      <style:text-properties style:font-name="Courier New" fo:font-size="10pt" fo:language="en" fo:country="US" fo:font-weight="bold" style:font-size-asian="10.5pt" style:font-weight-asian="bold" style:font-name-complex="Courier New" style:font-size-complex="10pt" style:font-weight-complex="bold"/>
    </style:style>
    <style:style style:name="НазваниеОбъекта" style:family="text" style:parent-style-name="Основной_20_шрифт_20_абзаца">
      <style:text-properties style:font-name="Times New Roman" fo:font-size="10pt" fo:font-weight="bold" style:font-size-asian="10pt" style:font-weight-asian="bold"/>
    </style:style>
    <style:style style:name="Элемент_20_предметного_20_указателя" style:display-name="Элемент предметного указателя" style:family="text" style:parent-style-name="Основной_20_шрифт_20_абзаца">
      <style:text-properties style:font-name="Times New Roman" fo:font-size="12pt" style:font-size-asian="12pt"/>
    </style:style>
    <style:style style:name="Мнемоника_20_в_20_эл-тах_20_предметного_20_указателя" style:display-name="Мнемоника в эл-тах предметного указателя" style:family="text" style:parent-style-name="Основной_20_шрифт_20_абзаца">
      <style:text-properties style:font-name="Courier New" fo:font-size="8pt" style:font-size-asian="8pt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абазца_20_Знак" style:display-name="Текст абазца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Ссылка_20_на_20_название" style:display-name="Ссылка на название" style:family="text">
      <style:text-properties style:use-window-font-color="true" style:font-name="Times New Roman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Имя_20_собственное" style:display-name="Имя собственное" style:family="text">
      <style:text-properties style:font-name="Arial1" fo:font-size="11pt" fo:language="en" fo:country="US" fo:font-weight="bold" style:font-size-asian="11pt" style:font-weight-asian="bold" style:font-size-complex="11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 text:list-tab-stop-position="1cm" fo:margin-left="1.4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prefix="{" style:num-suffix="}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ourier New" fo:language="en" fo:country="US" fo:font-style="italic" fo:font-weight="bold" style:font-style-asian="italic" style:font-weight-asian="bold" style:font-name-complex="Courier New" style:font-style-complex="italic" style:font-weight-complex="bold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99cm" style:distance-after-sep="0.199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1" style:print-orientation="portrait" fo:margin-top="1.799cm" fo:margin-bottom="1.799cm" fo:margin-left="4.001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MP1">scmRTOS</text:p>
      </style:header>
      <style:footer>
        <text:p text:style-name="MP2"><text:page-number text:select-page="current">8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1">Cortex-M3/IAR</text:p>
      </style:header>
      <style:footer>
        <text:p text:style-name="MP3"><text:page-number text:select-page="current">8</text:page-number></text:p>
      </style:foot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7T15:37:29.28</meta:creation-date>
    <meta:editing-duration>P0D</meta:editing-duration>
    <meta:editing-cycles>1</meta:editing-cycles>
    <meta:generator>LibreOffice/3.3$Win32 LibreOffice_project/330m19$Build-6</meta:generator>
    <meta:document-statistic meta:table-count="2" meta:image-count="0" meta:object-count="0" meta:page-count="10" meta:paragraph-count="175" meta:word-count="1291" meta:character-count="11613"/>
  </office:meta>
</office:document-meta>
</file>